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7e4" officeooo:paragraph-rsid="0014c7e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c7e4" officeooo:paragraph-rsid="0014c7e4" style:font-weight-asian="bold" style:font-weight-complex="bold"/>
    </style:style>
    <style:style style:name="P3" style:family="paragraph" style:parent-style-name="Standard">
      <style:text-properties fo:font-weight="bold" officeooo:rsid="0014c7e4" officeooo:paragraph-rsid="0014c7e4" style:font-weight-asian="bold" style:font-weight-complex="bold"/>
    </style:style>
    <style:style style:name="P4" style:family="paragraph" style:parent-style-name="Standard">
      <style:text-properties fo:font-style="italic" officeooo:rsid="0014c7e4" officeooo:paragraph-rsid="0014c7e4" style:font-style-asian="italic" style:font-style-complex="italic"/>
    </style:style>
    <style:style style:name="P5" style:family="paragraph" style:parent-style-name="Standard">
      <style:text-properties fo:font-style="italic" fo:font-weight="normal" officeooo:rsid="0014c7e4" officeooo:paragraph-rsid="0014c7e4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83e80" officeooo:paragraph-rsid="00183e8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abd02" officeooo:paragraph-rsid="001abd0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c28b6" officeooo:paragraph-rsid="001c28b6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d9896" officeooo:paragraph-rsid="001d989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09d04" officeooo:paragraph-rsid="00209d04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216840" officeooo:paragraph-rsid="0021684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31806" officeooo:paragraph-rsid="00231806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6200b" officeooo:paragraph-rsid="0026200b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81f38" officeooo:paragraph-rsid="00281f38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283561" officeooo:paragraph-rsid="00283561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rsid="0014c7e4" officeooo:paragraph-rsid="0014c7e4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tyle="normal" fo:font-weight="bold" officeooo:rsid="0014c7e4" officeooo:paragraph-rsid="0014c7e4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8fc51" officeooo:paragraph-rsid="0018fc51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16840" officeooo:paragraph-rsid="00216840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31806" officeooo:paragraph-rsid="00231806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81f38" officeooo:paragraph-rsid="00281f38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83561" officeooo:paragraph-rsid="00283561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normal" officeooo:rsid="001d9896" officeooo:paragraph-rsid="001d989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31806" officeooo:paragraph-rsid="0023180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83561" officeooo:paragraph-rsid="00283561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16840" officeooo:paragraph-rsid="0021684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16840" officeooo:paragraph-rsid="00281f3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40f7a" officeooo:paragraph-rsid="00240f7a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5d86e" officeooo:paragraph-rsid="0025d86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6200b" officeooo:paragraph-rsid="0026200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81f38" officeooo:paragraph-rsid="00281f3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5b74b" officeooo:paragraph-rsid="00240f7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e1884" officeooo:paragraph-rsid="002e1884" style:font-style-asian="normal" style:font-weight-asian="normal" style:font-style-complex="normal" style:font-weight-complex="normal"/>
    </style:style>
    <style:style style:name="T1" style:family="text">
      <style:text-properties officeooo:rsid="001c28b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2af08c"/>
    </style:style>
    <style:style style:name="T5" style:family="text">
      <style:text-properties officeooo:rsid="002b27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eveloping Spatial Services Zusammenfassung</text:p>
      <text:p text:style-name="P2"/>
      <text:p text:style-name="P2"/>
      <text:p text:style-name="P1"/>
      <text:p text:style-name="P3">Leere Tabelle erstellen:</text:p>
      <text:p text:style-name="P1"/>
      <text:p text:style-name="P4">create table geom_address_3857 (node_id INTEGER NOT NULL, address TEXT);</text:p>
      <text:p text:style-name="P4"/>
      <text:p text:style-name="P1"/>
      <text:p text:style-name="P3">Geometriespalte hinzufügen:</text:p>
      <text:p text:style-name="P1"/>
      <text:p text:style-name="P4">SELECT AddGeometryColumn('geom_address_3857', 'geom', 3857, 'POINT', 'XY');</text:p>
      <text:p text:style-name="P4"/>
      <text:p text:style-name="P4"/>
      <text:p text:style-name="P17">Insert-Abfrage → Hinzufügen von ID, Adresse und Geometrie, Transformieren der Geometrien notwendig:</text:p>
      <text:p text:style-name="P17"/>
      <text:p text:style-name="P5">INSERT INTO geom_address_3857 (node_id, address, geom) </text:p>
      <text:p text:style-name="P5">select a.node_id, </text:p>
      <text:p text:style-name="P5">GROUP_CONCAT(b.v) as address, <text:s/>--group concat merged verschiedene Attribute zu einem zusammen (hier: Straße + Hausnummer)</text:p>
      <text:p text:style-name="P5">st_transform(a.Geometry, 3857) as geom</text:p>
      <text:p text:style-name="P5">from osm_nodes a</text:p>
      <text:p text:style-name="P5">join osm_node_tags b on a.node_id=b.node_id</text:p>
      <text:p text:style-name="P5">where b.k="addr:street" or</text:p>
      <text:p text:style-name="P5">b.k="addr:housenumber"</text:p>
      <text:p text:style-name="P5">group by a.node_id</text:p>
      <text:p text:style-name="P5">;</text:p>
      <text:p text:style-name="P5"/>
      <text:p text:style-name="P5"/>
      <text:p text:style-name="P17">Überprüfung ob Insert funktioniert hat:</text:p>
      <text:p text:style-name="P17"/>
      <text:p text:style-name="P5">select node_id, address, st_astext(geom) from geom_address_3857 limit 10;</text:p>
      <text:p text:style-name="P6"/>
      <text:p text:style-name="P6">oder über QGIS → Spatialite-Verknüpfung (Feder)</text:p>
      <text:p text:style-name="P6"/>
      <text:p text:style-name="P6"/>
      <text:p text:style-name="P18">Abfrage der nächstgelegenen Punkte <text:span text:style-name="T1">(von stationärem Referenzpunkt → muss manuell in MakePoint-Clause deklariert werden)</text:span>:</text:p>
      <text:p text:style-name="P18"/>
      <text:p text:style-name="P7">SELECT node_id, address, <text:s/></text:p>
      <text:p text:style-name="P7"><text:s text:c="4"/>(ST_Distance(MakePoint(778847, 6314437), geom)) / 1000 AS dist_km</text:p>
      <text:p text:style-name="P7">FROM geom_address_3857</text:p>
      <text:p text:style-name="P7">order by dist_km asc;</text:p>
      <text:p text:style-name="P7"/>
      <text:p text:style-name="P7"/>
      <text:p text:style-name="P8"><text:span text:style-name="T3">Anlegen eines Indizes zur Kalkulationsbeschleunigung (nur für große Datenmengen relevant):</text:span> </text:p>
      <text:p text:style-name="P8"/>
      <text:p text:style-name="P8"/>
      <text:p text:style-name="P9">SELECT CreateSpatialIndex('geom_address_3857', 'geom');</text:p>
      <text:p text:style-name="P9"/>
      <text:p text:style-name="P23">→ Anlegen des Indizes</text:p>
      <text:p text:style-name="P9"><text:soft-page-break/>SELECT CheckSpatialIndex('geom_address_3857', 'geom');</text:p>
      <text:p text:style-name="P9"/>
      <text:p text:style-name="P23">→ Überprüfen des Indizes</text:p>
      <text:p text:style-name="P9"/>
      <text:p text:style-name="P8"/>
      <text:p text:style-name="P10">SELECT node_id, address,(ST_Distance(MakePoint(778847, 6314437), geom)) / 1000 AS dist_km</text:p>
      <text:p text:style-name="P10">FROM geom_address_3857 as a</text:p>
      <text:p text:style-name="P10">where ST_Contains(ST_Buffer(MakePoint(778847, 6314437),100),geom)</text:p>
      <text:p text:style-name="P10"><text:s/>AND <text:s/>a.ROWID IN (</text:p>
      <text:p text:style-name="P10"><text:s/>SELECT ROWID</text:p>
      <text:p text:style-name="P10"><text:s/>FROM SpatialIndex</text:p>
      <text:p text:style-name="P10"><text:s/>WHERE f_table_name = 'geom_address_3857'</text:p>
      <text:p text:style-name="P10"><text:s/>AND search_frame = ST_Buffer(MakePoint(778847, 6314437),100))</text:p>
      <text:p text:style-name="P10"><text:s/>order by (ST_Distance(MakePoint(778847, 6314437), geom)) <text:s/>limit 1</text:p>
      <text:p text:style-name="P10">;</text:p>
      <text:p text:style-name="P9"/>
      <text:p text:style-name="P9"/>
      <text:p text:style-name="P9"><text:span text:style-name="T2">→ Räumlicher Index wird in where-clause angelegt, dabei bezieht sich der search_frame auf den Buffer.</text:span> </text:p>
      <text:p text:style-name="P9"/>
      <text:p text:style-name="P9"/>
      <text:p text:style-name="P20">Spatialite in Terminal</text:p>
      <text:p text:style-name="P12"/>
      <text:p text:style-name="P24">cd (path to sqlite Database)</text:p>
      <text:p text:style-name="P24">spatialite saarland.sqlite</text:p>
      <text:p text:style-name="P24"/>
      <text:p text:style-name="P12"/>
      <text:p text:style-name="P9"/>
      <text:p text:style-name="P12"><text:span text:style-name="T3">Flask</text:span> <text:s/></text:p>
      <text:p text:style-name="P12"/>
      <text:p text:style-name="P12">cd (path to python file)</text:p>
      <text:p text:style-name="P12">export FLASK_APP=geocoder.py</text:p>
      <text:p text:style-name="P12">export FLASK_DEBUG=1</text:p>
      <text:p text:style-name="P12">flask run</text:p>
      <text:p text:style-name="P12"/>
      <text:p text:style-name="P12"/>
      <text:p text:style-name="P19">LIKE-Funktion</text:p>
      <text:p text:style-name="P11"/>
      <text:p text:style-name="P26">%Berliner Str.% → versucht nur entsprechenden String zu untersuchen</text:p>
      <text:p text:style-name="P11"/>
      <text:p text:style-name="P11"/>
      <text:p text:style-name="P19">Levenstein-Distanz</text:p>
      <text:p text:style-name="P11"/>
      <text:p text:style-name="P11"><text:span text:style-name="T2">nutzt auch ähnliche Antworten</text:span> </text:p>
      <text:p text:style-name="P11"/>
      <text:p text:style-name="P11"/>
      <text:p text:style-name="P21">Templates für schöneren Output</text:p>
      <text:p text:style-name="P31"/>
      <text:p text:style-name="P14"><text:a xlink:type="simple" xlink:href="https://realpython.com/blog/python/primer-on-jinja-templating/" text:style-name="Internet_20_link" text:visited-style-name="Visited_20_Internet_20_Link"><text:span text:style-name="T2">https://realpython.com/blog/python/primer-on-jinja-templating/</text:span></text:a></text:p>
      <text:p text:style-name="P14"><text:a xlink:type="simple" xlink:href="http://flask.pocoo.org/docs/0.12/tutorial/templates/" text:style-name="Internet_20_link" text:visited-style-name="Visited_20_Internet_20_Link"><text:span text:style-name="T2">http://flask.pocoo.org/docs/0.12/tutorial/templates/</text:span></text:a></text:p>
      <text:p text:style-name="P14"><text:a xlink:type="simple" xlink:href="https://code.tutsplus.com/tutorials/templating-with-jinja2-in-flask-essentials--cms-25571" text:style-name="Internet_20_link" text:visited-style-name="Visited_20_Internet_20_Link"><text:span text:style-name="T2">https://code.tutsplus.com/tutorials/templating-with-jinja2-in-flask-essentials--cms-25571</text:span></text:a></text:p>
      <text:p text:style-name="P27"/>
      <text:p text:style-name="P19"><text:soft-page-break/>Abschlussarbeit</text:p>
      <text:p text:style-name="P11"/>
      <text:p text:style-name="P26">pip installs in requirements.txt bei github,</text:p>
      <text:p text:style-name="P24">durch osm map features page klicken welche tags interessant sind</text:p>
      <text:p text:style-name="P28">markdown nutzen zur beschreibung (readme.md)</text:p>
      <text:p text:style-name="P32">bis ende oktober</text:p>
      <text:p text:style-name="P29">swagger: api Dokumentationen einfach anzulegen als json-datei (falls gewollt)</text:p>
      <text:p text:style-name="P30">html seite auch möglich</text:p>
      <text:p text:style-name="P30"/>
      <text:p text:style-name="P13"/>
      <text:p text:style-name="P13"/>
      <text:p text:style-name="P22">Ideen</text:p>
      <text:p text:style-name="P15"/>
      <text:p text:style-name="P25">1. Quiz:</text:p>
      <text:p text:style-name="P25">- Datenbank mit Sehenswürdigkeiten, Städten oder ähnlichem</text:p>
      <text:p text:style-name="P25">- Klick auf Karte → Distanzberechnung von Klick zu realem Standort</text:p>
      <text:p text:style-name="P25">- bestimmte Anzahl Fragen → am Ende Highscoreliste mit Summe Abweichung der Entfernungen (niedrigste Werte am besten)</text:p>
      <text:p text:style-name="P25"/>
      <text:p text:style-name="P25">notwendige Parts:</text:p>
      <text:p text:style-name="P25">- Datenbank mit Koordinaten, Bildern, Attributen der Suchparameter (Sehenswürdigkeiten)</text:p>
      <text:p text:style-name="P25"><text:tab/>- <text:span text:style-name="T4">OSM or manuell erstellte?</text:span> </text:p>
      <text:p text:style-name="P25">- HTML Page</text:p>
      <text:p text:style-name="P25">- Einbindung der Webkarte</text:p>
      <text:p text:style-name="P25">- Leaflet <text:span text:style-name="T4">popup picture of Sehenswürdigkeit</text:span></text:p>
      <text:p text:style-name="P25">- <text:span text:style-name="T4">Liste mit Highscores</text:span></text:p>
      <text:p text:style-name="P25">- <text:span text:style-name="T5">Jinja zur HTML erstellung → Python-Code integriert in HTML Template → Flask-Command im Hintergrund (Distanzberechnung)</text:span></text:p>
      <text:p text:style-name="P25"/>
      <text:p text:style-name="P25"><text:s/></text:p>
      <text:p text:style-name="P33">- Javascript formattter extension für notepad ++ durchlaufen lassen</text:p>
      <text:p text:style-name="P33">- vorm Abschicken auf zweitem Rechner durchlaufen lassen (zur Kontrolle ob meine Einrichtungsanleitung funktionie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08:54:30.041972444</meta:creation-date>
    <dc:date>2017-08-03T15:16:49.379226352</dc:date>
    <meta:editing-duration>PT2H17M6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3" meta:paragraph-count="79" meta:word-count="402" meta:character-count="3462" meta:non-whitespace-character-count="3115"/>
  </office:meta>
</office:document-meta>
</file>